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40_25__20_-_20_Accent6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P/S</text:p>
          </table:table-cell>
          <table:table-cell table:style-name="ce1"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Su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G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C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V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Li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SuS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Aq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T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G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C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V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L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Sc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MoS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Aq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P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A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G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V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S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S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C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Aq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Ca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V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S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C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Aq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Pi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Ju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C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u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uV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Sc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JuS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uCp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JuAq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P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G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C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eVg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VeL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Sc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VeS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C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Aq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P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Ar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Sa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SaV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L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aSc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SaS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C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Aq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P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Ar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R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RaCa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RaLe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RaVg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RaLi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RaSc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RaSg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RaCp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RaAq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RaPi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KeAr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KeTa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KeGe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KeCa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KeLe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KeVg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KeLi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KeSc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KeSg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KeCp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KeAq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KePi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As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T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sG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sC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sV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L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sS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sC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sAq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Pi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time-style style:name="N122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2">
      <number:text-content/>
      <style:map style:condition="value()&lt;=1.79769313486232E+308" style:apply-style-name="N122P0"/>
    </number:text-style>
    <number:number-style style:name="N123">
      <number:number number:decimal-places="3" loext:min-decimal-places="3" number:min-integer-digits="1"/>
    </number:number-style>
    <number:time-style style:name="N124P0" style:volatile="true">
      <number:hours/>
      <number:text>:</number:text>
      <number:minutes number:style="long"/>
    </number:time-style>
    <number:text-style style:name="N124">
      <number:text-content/>
      <style:map style:condition="value()&lt;=1.79769313486232E+308" style:apply-style-name="N124P0"/>
    </number:text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/</number:text>
      <number:month number:style="long"/>
      <number:text>/</number:text>
      <number:year number:style="long"/>
    </number:date-style>
    <number:date-style style:name="N10121P0" style:volatile="true" number:language="en" number:country="US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21" number:language="en" number:country="US">
      <number:text-content/>
      <style:map style:condition="value()&lt;=1.79769313486232E+308" style:apply-style-name="N10121P0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2:24:42.772990108</meta:creation-date>
    <dc:date>2022-01-28T02:24:58.396454301</dc:date>
    <meta:editing-duration>PT15S</meta:editing-duration>
    <meta:editing-cycles>1</meta:editing-cycles>
    <meta:document-statistic meta:table-count="1" meta:cell-count="242" meta:object-count="0"/>
    <meta:generator>LibreOffice/6.4.7.2$Linux_X86_64 LibreOffice_project/40$Build-2</meta:generator>
  </office:meta>
</office:document-meta>
</file>